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Liberation Serif" style:font-name-complex="Liberation Serif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I(A)</text:p>
          </table:table-cell>
          <table:table-cell office:value-type="string" calcext:value-type="string">
            <text:p>m (kg)</text:p>
          </table:table-cell>
          <table:table-cell office:value-type="string" calcext:value-type="string">
            <text:p>F (N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Circuito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27*0.001" office:value-type="float" office:value="0.16027" calcext:value-type="float">
            <text:p>0,16027</text:p>
          </table:table-cell>
          <table:table-cell table:formula="of:=[.B2]*9.7996413" office:value-type="float" office:value="1.570588511151" calcext:value-type="float">
            <text:p>1,570588511151</text:p>
          </table:table-cell>
          <table:table-cell table:formula="of:=0.78*0.01" office:value-type="float" office:value="0.0078" calcext:value-type="float">
            <text:p>0,0078</text:p>
          </table:table-cell>
          <table:table-cell office:value-type="string" calcext:value-type="string">
            <text:p>SF40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11*0.001" office:value-type="float" office:value="0.16011" calcext:value-type="float">
            <text:p>0,16011</text:p>
          </table:table-cell>
          <table:table-cell table:formula="of:=[.B3]*9.7996413" office:value-type="float" office:value="1.569020568543" calcext:value-type="float">
            <text:p>1,569020568543</text:p>
          </table:table-cell>
          <table:table-cell table:formula="of:=2.01*0.01" office:value-type="float" office:value="0.0201" calcext:value-type="float">
            <text:p>0,0201</text:p>
          </table:table-cell>
          <table:table-cell office:value-type="string" calcext:value-type="string">
            <text:p>SF37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60.03*0.001" office:value-type="float" office:value="0.16003" calcext:value-type="float">
            <text:p>0,16003</text:p>
          </table:table-cell>
          <table:table-cell table:formula="of:=[.B4]*9.7996413" office:value-type="float" office:value="1.568236597239" calcext:value-type="float">
            <text:p>1,568236597239</text:p>
          </table:table-cell>
          <table:table-cell table:formula="of:=2.7525*0.01" office:value-type="float" office:value="0.027525" calcext:value-type="float">
            <text:p>0,027525</text:p>
          </table:table-cell>
          <table:table-cell office:value-type="string" calcext:value-type="string">
            <text:p>SF39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76*0.001" office:value-type="float" office:value="0.15976" calcext:value-type="float">
            <text:p>0,15976</text:p>
          </table:table-cell>
          <table:table-cell table:formula="of:=[.B5]*9.7996413" office:value-type="float" office:value="1.565590694088" calcext:value-type="float">
            <text:p>1,565590694088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SF38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65*0.001" office:value-type="float" office:value="0.15965" calcext:value-type="float">
            <text:p>0,15965</text:p>
          </table:table-cell>
          <table:table-cell table:formula="of:=[.B6]*9.7996413" office:value-type="float" office:value="1.564512733545" calcext:value-type="float">
            <text:p>1,564512733545</text:p>
          </table:table-cell>
          <table:table-cell table:formula="of:=3.775*0.01" office:value-type="float" office:value="0.03775" calcext:value-type="float">
            <text:p>0,03775</text:p>
          </table:table-cell>
          <table:table-cell table:style-name="ce2" office:value-type="string" calcext:value-type="string">
            <text:p>SF41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159.13*0.001" office:value-type="float" office:value="0.15913" calcext:value-type="float">
            <text:p>0,15913</text:p>
          </table:table-cell>
          <table:table-cell table:formula="of:=[.B7]*9.7996413" office:value-type="float" office:value="1.559416920069" calcext:value-type="float">
            <text:p>1,559416920069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42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(A)</text:p>
          </table:table-cell>
          <table:table-cell office:value-type="string" calcext:value-type="string">
            <text:p>m (kg)</text:p>
          </table:table-cell>
          <table:table-cell office:value-type="string" calcext:value-type="string">
            <text:p>F (N)</text:p>
          </table:table-cell>
          <table:table-cell office:value-type="string" calcext:value-type="string">
            <text:p>L (m)</text:p>
          </table:table-cell>
          <table:table-cell office:value-type="string" calcext:value-type="string">
            <text:p>Circuito</text:p>
          </table:table-cell>
          <table:table-cell table:number-columns-repeated="3"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15964" calcext:value-type="float">
            <text:p>0,15964</text:p>
          </table:table-cell>
          <table:table-cell table:formula="of:=[.B12]*9.7996413" office:value-type="float" office:value="1.564414737132" calcext:value-type="float">
            <text:p>1,56441473713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956" calcext:value-type="float">
            <text:p>0,15956</text:p>
          </table:table-cell>
          <table:table-cell table:formula="of:=[.B13]*9.7996413" office:value-type="float" office:value="1.563630765828" calcext:value-type="float">
            <text:p>1,56363076582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3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.15947" calcext:value-type="float">
            <text:p>0,15947</text:p>
          </table:table-cell>
          <table:table-cell table:formula="of:=[.B14]*9.7996413" office:value-type="float" office:value="1.562748798111" calcext:value-type="float">
            <text:p>1,562748798111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15936" calcext:value-type="float">
            <text:p>0,15936</text:p>
          </table:table-cell>
          <table:table-cell table:formula="of:=[.B15]*9.7996413" office:value-type="float" office:value="1.561670837568" calcext:value-type="float">
            <text:p>1,56167083756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3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0.15926" calcext:value-type="float">
            <text:p>0,15926</text:p>
          </table:table-cell>
          <table:table-cell table:formula="of:=[.B16]*9.7996413" office:value-type="float" office:value="1.560690873438" calcext:value-type="float">
            <text:p>1,560690873438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14" calcext:value-type="float">
            <text:p>0,15914</text:p>
          </table:table-cell>
          <table:table-cell table:formula="of:=[.B17]*9.7996413" office:value-type="float" office:value="1.559514916482" calcext:value-type="float">
            <text:p>1,559514916482</text:p>
          </table:table-cell>
          <table:table-cell office:value-type="float" office:value="0.04" calcext:value-type="float">
            <text:p>0,04</text:p>
          </table:table-cell>
          <table:table-cell office:value-type="string" calcext:value-type="string">
            <text:p>SF3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/00/0000</text:date>, <text:time style:data-style-name="N2" text:time-value="18:54:56.4281152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1T18:56:36.118502203</meta:creation-date>
    <dc:date>2025-04-04T19:20:12.091899059</dc:date>
    <meta:editing-duration>PT38M52S</meta:editing-duration>
    <meta:editing-cycles>7</meta:editing-cycles>
    <meta:generator>LibreOffice/24.8.6.2$Linux_X86_64 LibreOffice_project/d50be90c1d90f0f90a5235ffcbbafbbfa38a83c2</meta:generator>
    <meta:document-statistic meta:table-count="1" meta:cell-count="70" meta:object-count="0"/>
  </office:meta>
</office:document-meta>
</file>